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 Atarian System Extended" svg:font-family="'SF Atarian System Extend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weight="bold"/>
    </style:style>
    <style:style style:name="P3" style:family="paragraph">
      <loext:graphic-properties draw:fill="none" draw:fill-color="#ffffff"/>
      <style:text-properties style:font-name="SF Atarian System Extended" fo:font-weight="bold"/>
    </style:style>
    <style:style style:name="P4" style:family="paragraph">
      <loext:graphic-properties draw:fill-color="#ffffff"/>
    </style:style>
    <style:style style:name="T1" style:family="text">
      <style:text-properties style:font-name="SF Atarian System Extended" fo:font-weight="normal" style:font-weight-asian="normal" style:font-weight-complex="normal"/>
    </style:style>
    <style:style style:name="T2" style:family="text">
      <style:text-properties style:font-name="SF Atarian System Extended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SF Atarian System Extended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F Atarian System Extend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F Atarian System Extended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SF Atarian System Extended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SF Atarian System Extend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3" draw:layer="layout" svg:width="26.279cm" svg:height="12.951cm" svg:x="1.201cm" svg:y="0.955cm">
          <draw:text-box>
            <text:p text:style-name="P1"><text:span text:style-name="T1">Reto 2.</text:span></text:p>
            <text:p text:style-name="P1"><text:span text:style-name="T1"/></text:p>
            <text:p text:style-name="P1"><text:span text:style-name="T1">1. Para la estación de monitoreo con menos datos faltantes, construir la serie de</text:span></text:p>
            <text:p text:style-name="P1"><text:span text:style-name="T1">tiempo del monóxido de carbono, con resolución de 1 hora CO. </text:span><text:span text:style-name="T2">CO(est)</text:span></text:p>
            <text:p text:style-name="P1"><text:span text:style-name="T1">(01/01/2022 01:00,ATI,CO,1.3,15)</text:span></text:p>
            <text:p text:style-name="P1"><text:span text:style-name="T1"/></text:p>
            <text:p text:style-name="P1"><text:span text:style-name="T1">2. Si un dato (hora) no está disponible (-99 o otro código semejante), agregarlo</text:span></text:p>
            <text:p text:style-name="P1"><text:span text:style-name="T1">Utilizando el promedio del dato anterior (existente) y el dato posterior (existente).</text:span></text:p>
            <text:p text:style-name="P1"><text:span text:style-name="T1"/></text:p>
            <text:p text:style-name="P1"><text:span text:style-name="T1">3. Graficar </text:span><text:span text:style-name="T2">CO(est)</text:span><text:span text:style-name="T1">.</text:span></text:p>
            <text:p text:style-name="P1"><text:span text:style-name="T1"/></text:p>
            <text:p text:style-name="P1"><text:span text:style-name="T1">4. Por medio de la Unidad tipificada, identificar horas </text:span><text:span text:style-name="T3">anómalas</text:span><text:span text:style-name="T1"> en </text:span><text:span text:style-name="T2">CO(est).</text:span></text:p>
            <text:p text:style-name="P1"><text:span text:style-name="T2"/></text:p>
            <text:p text:style-name="P2"><text:span text:style-name="T4">5. </text:span><text:span text:style-name="T5">Por medio de la Unidad tipificada modificada, identificar horas </text:span><text:span text:style-name="T6">anómalas</text:span></text:p>
            <text:p text:style-name="P2"><text:span text:style-name="T5">en </text:span><text:span text:style-name="T2">CO(est).</text:span></text:p>
            <text:p text:style-name="P2"><text:span text:style-name="T2"/></text:p>
            <text:p text:style-name="P2"><text:span text:style-name="T5">6. Para la estación de monitoreo con menos datos faltantes para CO, CO2, NO, SO2,</text:span></text:p>
            <text:p text:style-name="P2"><text:span text:style-name="T5">Identificar horas </text:span><text:span text:style-name="T6">anómalas</text:span><text:span text:style-name="T5"> por medio de k-medias.</text:span></text:p>
            <text:p text:style-name="P1"><text:span text:style-name="T1"/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 Atarian System Extended" svg:font-family="'SF Atarian System Extend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12:03:24.323953290</meta:creation-date>
    <dc:date>2023-06-27T12:03:46.525314664</dc:date>
    <meta:editing-duration>PT23S</meta:editing-duration>
    <meta:editing-cycles>1</meta:editing-cycles>
    <meta:document-statistic meta:object-count="24"/>
    <meta:generator>LibreOffice/6.4.6.2$Linux_X86_64 LibreOffice_project/40$Build-2</meta:generator>
  </office:meta>
</office:document-meta>
</file>